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25-02-1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24-02-1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23-02-1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22-02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20-12-0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20-01-3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9-02-0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8-02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7-02-0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5-12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5-01-1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4-01-0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2-12-1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1-12-0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0-12-1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10-01-1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9-02-1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8-02-0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7-01-3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6-01-05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5-01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4-02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3-02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2-0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1-01-2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2000-02-1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7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9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45095414801</text:p>
          </table:table-cell>
          <table:table-cell office:value-type="string" calcext:value-type="string">
            <text:p>JY-65-27-505</text:p>
          </table:table-cell>
          <table:table-cell office:value-type="string" calcext:value-type="string">
            <text:p>198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